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01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87.79pt"/>
    </style:style>
    <style:style style:name="co5" style:family="table-column">
      <style:table-column-properties fo:break-before="auto" style:column-width="98.79pt"/>
    </style:style>
    <style:style style:name="ro1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41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3" table:number-columns-repeated="6" table:default-cell-style-name="ce1"/>
        <table:table-column table:style-name="co3" table:visibility="collapse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244" table:default-cell-style-name="ce1"/>
        <table:table-column table:style-name="co3" table:number-columns-repeated="767" table:default-cell-style-name="Default"/>
        <table:table-row table:style-name="ro1">
          <table:table-cell/>
          <table:table-cell table:style-name="ce3" office:value-type="string" calcext:value-type="string">
            <text:p>Groupe age</text:p>
          </table:table-cell>
          <table:table-cell table:style-name="ce5" office:value-type="string" calcext:value-type="string">
            <text:p>age</text:p>
          </table:table-cell>
          <table:table-cell table:style-name="ce3" office:value-type="string" calcext:value-type="string">
            <text:p>Sexe 2 = homme</text:p>
          </table:table-cell>
          <table:table-cell table:number-columns-repeated="5"/>
          <table:table-cell office:value-type="string" calcext:value-type="string">
            <text:p>sans STS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6n0 (1)_caf40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12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6n0 (2)_milaad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12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7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11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17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116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18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11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19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11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0no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10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4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7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7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5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8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5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32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4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43n0_caf20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7" calcext:value-type="float">
            <text:p>5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4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44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44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45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43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48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4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50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4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51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4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52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14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18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6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6" calcext:value-type="float">
            <text:p>5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6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44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03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4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04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3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05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07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11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7" calcext:value-type="float">
            <text:p>5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3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15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7" calcext:value-type="float">
            <text:p>5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0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06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09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6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12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2" calcext:value-type="float">
            <text:p>2.000</text:p>
          </table:table-cell>
          <table:table-cell table:style-name="ce7" office:value-type="string" calcext:value-type="string">
            <text:p>Jessica a mis femme dans sa cohorte mais c'est un homme</text:p>
          </table:table-cell>
          <table:table-cell table:number-columns-repeated="4"/>
          <table:table-cell table:style-name="ce8" office:value-type="string" calcext:value-type="string">
            <text:p>Rej02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14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4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29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3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33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44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42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2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43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43n0b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87n0a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17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6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20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32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4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35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3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47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48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53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1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64nob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0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90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0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91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06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36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0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47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04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53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Rej003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652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446N0S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78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438N0S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80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425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82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416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99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415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00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412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02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396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13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387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14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366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17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336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18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142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19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080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23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6044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69n0s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48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79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1" calcext:value-type="float">
            <text:p>6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44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88n0s-2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40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00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33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03no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30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05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26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22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25n0b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27 <text:s/>2011-11-01 22h18m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24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28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20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4n0se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18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8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14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04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1002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06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52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1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51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2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50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5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6" calcext:value-type="float">
            <text:p>5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48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47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3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45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5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44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7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43n0_caf20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8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37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4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32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108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29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11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28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111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27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116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26n0 (1)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119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24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127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6" calcext:value-type="float">
            <text:p>5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21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12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20no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1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40" calcext:value-type="float">
            <text:p>4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19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6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18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9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17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33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12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36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07n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37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06n0 (2)_milaad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47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06n0 (1)_caf40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02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05N0_somana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20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string" calcext:value-type="string">
            <text:p>10005N0_opos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24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6035" calcext:value-type="float">
            <text:p>1603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25n0b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6028" calcext:value-type="float">
            <text:p>1602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26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6027" calcext:value-type="float">
            <text:p>1602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0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6026" calcext:value-type="float">
            <text:p>16026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3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6012" calcext:value-type="float">
            <text:p>1601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40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6005" calcext:value-type="float">
            <text:p>1600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48n0 (1)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5047" calcext:value-type="float">
            <text:p>1504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5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5032" calcext:value-type="float">
            <text:p>1503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51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4017" calcext:value-type="float">
            <text:p>1401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14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4011" calcext:value-type="float">
            <text:p>1401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07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4004" calcext:value-type="float">
            <text:p>14004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09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4001" calcext:value-type="float">
            <text:p>1400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1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3015" calcext:value-type="float">
            <text:p>1301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12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3014" calcext:value-type="float">
            <text:p>13014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13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3009" calcext:value-type="float">
            <text:p>1300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05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3002" calcext:value-type="float">
            <text:p>1300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34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50" calcext:value-type="float">
            <text:p>1105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39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49" calcext:value-type="float">
            <text:p>1104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78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47" calcext:value-type="float">
            <text:p>1104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96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43" calcext:value-type="float">
            <text:p>11043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66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42" calcext:value-type="float">
            <text:p>1104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69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39" calcext:value-type="float">
            <text:p>1103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72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38" calcext:value-type="float">
            <text:p>1103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92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37" calcext:value-type="float">
            <text:p>1103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40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36" calcext:value-type="float">
            <text:p>11036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45d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35" calcext:value-type="float">
            <text:p>1103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00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34" calcext:value-type="float">
            <text:p>11034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01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32" calcext:value-type="float">
            <text:p>1103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05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28" calcext:value-type="float">
            <text:p>1102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14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22" calcext:value-type="float">
            <text:p>1102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28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5" calcext:value-type="float">
            <text:p>25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17" calcext:value-type="float">
            <text:p>11017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33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13" calcext:value-type="float">
            <text:p>11013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40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12" calcext:value-type="float">
            <text:p>1101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63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10" calcext:value-type="float">
            <text:p>1101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90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1008" calcext:value-type="float">
            <text:p>11008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97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41" calcext:value-type="float">
            <text:p>1004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98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40" calcext:value-type="float">
            <text:p>1004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73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39" calcext:value-type="float">
            <text:p>1003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76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36" calcext:value-type="float">
            <text:p>10036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81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35" calcext:value-type="float">
            <text:p>1003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92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33" calcext:value-type="float">
            <text:p>10033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95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31" calcext:value-type="float">
            <text:p>10031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99ns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30" calcext:value-type="float">
            <text:p>1003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10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25" calcext:value-type="float">
            <text:p>10025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11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22" calcext:value-type="float">
            <text:p>10022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10" calcext:value-type="float">
            <text:p>10010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3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09" calcext:value-type="float">
            <text:p>10009</text:p>
          </table:table-cell>
          <table:table-cell/>
          <table:table-cell table:style-name="Default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9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5"/>
          <table:table-cell table:style-name="ce8" office:value-type="float" office:value="10008" calcext:value-type="float">
            <text:p>10008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9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1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4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47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48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51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59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79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129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5n0_caf20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8" calcext:value-type="float">
            <text:p>5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5n0_caf40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5n0_opos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1" calcext:value-type="float">
            <text:p>6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5n0_somana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5" calcext:value-type="float">
            <text:p>6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1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2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25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31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6" calcext:value-type="float">
            <text:p>5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39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4" calcext:value-type="float">
            <text:p>5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4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7" calcext:value-type="float">
            <text:p>5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12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17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22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47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02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11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80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65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8" calcext:value-type="float">
            <text:p>5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91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3" calcext:value-type="float">
            <text:p>6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93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98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01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33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70" calcext:value-type="float">
            <text:p>7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34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58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7" calcext:value-type="float">
            <text:p>6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16no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24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51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52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71 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2" calcext:value-type="float">
            <text:p>6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86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2" calcext:value-type="float">
            <text:p>6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87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88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92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96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1" calcext:value-type="float">
            <text:p>6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01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04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07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15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16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20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36n0s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46n0s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82n0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97n0s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4" calcext:value-type="float">
            <text:p>6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01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02n0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6" calcext:value-type="float">
            <text:p>6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13nos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7" calcext:value-type="float">
            <text:p>6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15n0s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4" calcext:value-type="float">
            <text:p>6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18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23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25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0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2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3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5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6" calcext:value-type="float">
            <text:p>6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6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7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39n0s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03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4" calcext:value-type="float">
            <text:p>5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09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3" calcext:value-type="float">
            <text:p>4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4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8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1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2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6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3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7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49" calcext:value-type="float">
            <text:p>4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8.tfr</text:p>
          </table:table-cell>
          <table:table-cell table:style-name="ce4" office:value-type="float" office:value="2" calcext:value-type="float">
            <text:p>2.000</text:p>
          </table:table-cell>
          <table:table-cell table:style-name="ce5" office:value-type="float" office:value="54" calcext:value-type="float">
            <text:p>5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41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42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43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44.tfr</text:p>
          </table:table-cell>
          <table:table-cell table:style-name="ce4" office:value-type="float" office:value="2" calcext:value-type="float">
            <text:p>2.00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8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38" calcext:value-type="float">
            <text:p>3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09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37" calcext:value-type="float">
            <text:p>3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3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31" calcext:value-type="float">
            <text:p>3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35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0041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08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1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13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28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2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4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5.tfr</text:p>
          </table:table-cell>
          <table:table-cell table:style-name="ce4" office:value-type="float" office:value="1" calcext:value-type="float">
            <text:p>1.000</text:p>
          </table:table-cell>
          <table:table-cell office:value-type="string" calcext:value-type="string">
            <text:p>22/2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7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8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39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42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43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1049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3009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01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04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4017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5032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5047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26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27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28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35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58n0c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58n0-op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097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174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12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49-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51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283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10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37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42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50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66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370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12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25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38n0s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7" calcext:value-type="float">
            <text:p>2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43n0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7" calcext:value-type="float">
            <text:p>2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71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72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74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80n0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493n0s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04n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09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12n0s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16614n0s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05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07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6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17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24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0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2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5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6.tfr</text:p>
          </table:table-cell>
          <table:table-cell table:style-name="ce4"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j039.tfr</text:p>
          </table:table-cell>
          <table:table-cell table:style-name="ce4" office:value-type="float" office:value="1" calcext:value-type="float">
            <text:p>1.000</text:p>
          </table:table-cell>
          <table:table-cell table:style-name="ce5" office:value-type="float" office:value="25" calcext:value-type="float">
            <text:p>25</text:p>
          </table:table-cell>
          <table:table-cell table:style-name="ce4" office:value-type="float" office:value="2" calcext:value-type="float">
            <text:p>2.000</text:p>
          </table:table-cell>
          <table:table-cell table:number-columns-repeated="1020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1:Sheet1.L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$ </number:text>
    </number:number-style>
    <number:number-style style:name="N121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$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$ </number:text>
    </number:number-style>
    <number:number-style style:name="N123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$ </number:text>
    </number:number-style>
    <number:number-style style:name="N124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24P0"/>
    </number:number-style>
    <number:currency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25P2" style:volatile="true">
      <loext:text> </loext:text>
      <loext:fill-character> </loext:fill-character>
      <number:text>-    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26P2" style:volatile="true">
      <loext:text> </loext:text>
      <loext:fill-character> </loext:fill-character>
      <number:text>-  $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a6caf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ff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e3e3e3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a6caf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a0e0e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a6caf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e3e3e3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a6caf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a0e0e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a6caf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a6caf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33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fo:border="0.74pt solid #808080" fo:padding="2.01pt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0000" style:border-line-width-bottom="0.51pt 1.5pt 0.51pt" fo:border-left="none" fo:padding="2.01pt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ff99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cc99ff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74pt solid #c0c0c0" fo:padding="2.01pt" style:rotation-align="none"/>
    </style:style>
    <style:style style:name="Satisfaisant" style:family="table-cell" style:parent-style-name="Default">
      <style:table-cell-properties fo:background-color="#a0e0e0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fo:border="0.74pt solid #424242" fo:padding="2.01pt" style:rotation-align="none"/>
      <style:text-properties fo:color="#424242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3366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cccc" fo:border-left="none" fo:padding="2.01pt" fo:border-right="none" style:rotation-align="none" fo:border-top="none"/>
      <style:text-properties fo:color="#3366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a6caf0" fo:border-left="none" fo:padding="2.01pt" fo:border-right="none" style:rotation-align="none" fo:border-top="none"/>
      <style:text-properties fo:color="#3366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a6caf0" fo:border-left="none" fo:padding="2.01pt" fo:border-right="none" style:rotation-align="none" fo:border-top="none"/>
      <style:text-properties fo:color="#3366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3366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fo:border="2.49pt double-thin #424242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6T13:53:53.142264094</dc:date>
    <meta:editing-duration>PT3M42S</meta:editing-duration>
    <meta:editing-cycles>1</meta:editing-cycles>
    <meta:document-statistic meta:table-count="1" meta:cell-count="1353" meta:object-count="0"/>
    <meta:generator>LibreOffice/5.1.6.2$Linux_X86_64 LibreOffice_project/10m0$Build-2</meta:generator>
  </office:meta>
</office:document-meta>
</file>